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vertical-align="middle"/>
    </style:style>
    <style:style style:name="gr2" style:family="graphic" style:parent-style-name="standard">
      <style:graphic-properties draw:stroke="solid" svg:stroke-width="0cm" svg:stroke-color="#000000" draw:marker-start-width="0.124cm" draw:marker-end-width="0.124cm" draw:fill="solid" draw:fill-color="#e6e6ff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00ffff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cm" svg:stroke-color="#000000" draw:marker-start-width="0.163cm" draw:marker-end-width="0.163cm" draw:fill="solid" draw:fill-color="#00ffff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cm" svg:stroke-color="#000000" draw:marker-start-width="0.2cm" draw:marker-end-width="0.2cm" draw:fill="solid" draw:fill-color="#00ff00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svg:stroke-width="0cm" svg:stroke-color="#000000" draw:marker-start-width="0.163cm" draw:marker-end-width="0.163cm" draw:fill="solid" draw:fill-color="#00ff00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.002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draw:marker-start-width="0.276cm" draw:marker-end-width="0.276cm" draw:fill="none" draw:fill-color="#e6e6ff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draw:marker-start-width="0.276cm" draw:marker-end="Symmetric_20_Arrow" draw:marker-end-width="0.381cm" draw:fill="none" draw:fill-color="#e6e6ff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family="'Wingdings 3'" style:font-pitch="variable" style:font-charset="x-symbol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family="'Wingdings 3'" style:font-pitch="variable" style:font-charset="x-symbol"/>
    </style:style>
    <style:style style:name="T5" style:family="text">
      <style:text-properties fo:font-family="Arial" style:font-family-generic="swiss" style:font-pitch="variable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954cm" svg:height="3.81cm" svg:x="4.302cm" svg:y="3.032cm">
          <text:p/>
        </draw:rect>
        <draw:rect draw:style-name="gr1" draw:text-style-name="P1" draw:layer="layout" svg:width="12.954cm" svg:height="3.81cm" svg:x="4.048cm" svg:y="3.286cm">
          <text:p/>
        </draw:rect>
        <draw:rect draw:style-name="gr1" draw:text-style-name="P1" draw:layer="layout" svg:width="12.954cm" svg:height="3.81cm" svg:x="3.794cm" svg:y="3.54cm">
          <text:p/>
        </draw:rect>
        <draw:rect draw:style-name="gr1" draw:text-style-name="P1" draw:layer="layout" svg:width="12.954cm" svg:height="3.81cm" svg:x="3.54cm" svg:y="3.794cm">
          <text:p/>
        </draw:rect>
        <draw:rect draw:style-name="gr2" draw:text-style-name="P1" draw:layer="layout" svg:width="11.684cm" svg:height="3.81cm" svg:x="4.302cm" svg:y="10.652cm">
          <text:p/>
        </draw:rect>
        <draw:rect draw:style-name="gr2" draw:text-style-name="P1" draw:layer="layout" svg:width="11.684cm" svg:height="3.81cm" svg:x="4.048cm" svg:y="10.906cm">
          <text:p/>
        </draw:rect>
        <draw:rect draw:style-name="gr2" draw:text-style-name="P1" draw:layer="layout" svg:width="11.684cm" svg:height="3.81cm" svg:x="3.794cm" svg:y="11.16cm">
          <text:p/>
        </draw:rect>
        <draw:rect draw:style-name="gr2" draw:text-style-name="P1" draw:layer="layout" svg:width="11.684cm" svg:height="3.81cm" svg:x="3.54cm" svg:y="11.414cm">
          <text:p/>
        </draw:rect>
        <draw:rect draw:style-name="gr3" draw:text-style-name="P2" draw:layer="layout" svg:width="3.175cm" svg:height="1.27cm" svg:x="7.985cm" svg:y="11.668cm">
          <text:p text:style-name="P1"><text:span text:style-name="T1">CICVAR</text:span></text:p>
        </draw:rect>
        <draw:rect draw:style-name="gr3" draw:text-style-name="P3" draw:layer="layout" svg:width="1.27cm" svg:height="1.27cm" svg:x="4.175cm" svg:y="12.684cm">
          <text:p text:style-name="P1"><text:span text:style-name="T2">DDS</text:span></text:p>
        </draw:rect>
        <draw:rect draw:style-name="gr3" draw:text-style-name="P2" draw:layer="layout" svg:width="3.175cm" svg:height="3.302cm" svg:x="11.795cm" svg:y="11.668cm">
          <text:p text:style-name="P1"><text:span text:style-name="T1">Sampler</text:span></text:p>
          <text:p text:style-name="P1"><text:span text:style-name="T1">Mem</text:span></text:p>
        </draw:rect>
        <draw:frame draw:style-name="gr4" draw:text-style-name="P4" draw:layer="layout" svg:width="14.742cm" svg:height="1.219cm" svg:x="3.159cm" svg:y="17.256cm">
          <draw:text-box>
            <text:p><text:span text:style-name="T3">SDR: audio &amp; waterfall DDC channels</text:span></text:p>
          </draw:text-box>
        </draw:frame>
        <draw:g>
          <draw:circle draw:style-name="gr5" draw:text-style-name="P2" draw:layer="layout" svg:width="1.27cm" svg:height="1.27cm" svg:x="6.08cm" svg:y="13.7cm">
            <text:p/>
          </draw:circle>
          <draw:line draw:style-name="gr6" draw:text-style-name="P1" draw:layer="layout" svg:x1="6.207cm" svg:y1="13.954cm" svg:x2="7.223cm" svg:y2="14.716cm">
            <text:p/>
          </draw:line>
          <draw:line draw:style-name="gr6" draw:text-style-name="P1" draw:layer="layout" svg:x1="7.223cm" svg:y1="13.954cm" svg:x2="6.207cm" svg:y2="14.716cm">
            <text:p/>
          </draw:line>
        </draw:g>
        <draw:g>
          <draw:circle draw:style-name="gr5" draw:text-style-name="P2" draw:layer="layout" svg:width="1.27cm" svg:height="1.27cm" svg:x="6.08cm" svg:y="11.668cm">
            <text:p/>
          </draw:circle>
          <draw:line draw:style-name="gr6" draw:text-style-name="P1" draw:layer="layout" svg:x1="6.207cm" svg:y1="11.922cm" svg:x2="7.223cm" svg:y2="12.684cm">
            <text:p/>
          </draw:line>
          <draw:line draw:style-name="gr6" draw:text-style-name="P1" draw:layer="layout" svg:x1="7.223cm" svg:y1="11.922cm" svg:x2="6.207cm" svg:y2="12.684cm">
            <text:p/>
          </draw:line>
        </draw:g>
        <draw:line draw:style-name="gr6" draw:text-style-name="P1" draw:layer="layout" svg:x1="6.715cm" svg:y1="12.938cm" svg:x2="6.715cm" svg:y2="13.7cm">
          <text:p/>
        </draw:line>
        <draw:line draw:style-name="gr6" draw:text-style-name="P1" draw:layer="layout" svg:x1="6.715cm" svg:y1="13.319cm" svg:x2="5.445cm" svg:y2="13.319cm">
          <text:p/>
        </draw:line>
        <draw:line draw:style-name="gr6" draw:text-style-name="P1" draw:layer="layout" svg:x1="7.35cm" svg:y1="14.335cm" svg:x2="7.985cm" svg:y2="14.335cm">
          <text:p/>
        </draw:line>
        <draw:line draw:style-name="gr6" draw:text-style-name="P1" draw:layer="layout" svg:x1="7.35cm" svg:y1="12.303cm" svg:x2="7.985cm" svg:y2="12.303cm">
          <text:p/>
        </draw:line>
        <draw:line draw:style-name="gr6" draw:text-style-name="P1" draw:layer="layout" svg:x1="11.16cm" svg:y1="14.335cm" svg:x2="11.795cm" svg:y2="14.335cm">
          <text:p/>
        </draw:line>
        <draw:line draw:style-name="gr6" draw:text-style-name="P1" draw:layer="layout" svg:x1="11.16cm" svg:y1="12.303cm" svg:x2="11.795cm" svg:y2="12.303cm">
          <text:p/>
        </draw:line>
        <draw:line draw:style-name="gr7" draw:text-style-name="P1" draw:layer="layout" svg:x1="6.08cm" svg:y1="12.303cm" svg:x2="3.794cm" svg:y2="12.303cm">
          <text:p/>
        </draw:line>
        <draw:line draw:style-name="gr7" draw:text-style-name="P1" draw:layer="layout" svg:x1="6.08cm" svg:y1="14.335cm" svg:x2="3.794cm" svg:y2="14.335cm">
          <text:p/>
        </draw:line>
        <draw:rect draw:style-name="gr8" draw:text-style-name="P2" draw:layer="layout" svg:width="2.54cm" svg:height="1.27cm" svg:x="7.985cm" svg:y="4.048cm">
          <text:p text:style-name="P1"><text:span text:style-name="T1">CIC1</text:span></text:p>
        </draw:rect>
        <draw:rect draw:style-name="gr8" draw:text-style-name="P3" draw:layer="layout" svg:width="1.27cm" svg:height="1.27cm" svg:x="4.175cm" svg:y="5.064cm">
          <text:p text:style-name="P1"><text:span text:style-name="T2">DDS</text:span></text:p>
        </draw:rect>
        <draw:rect draw:style-name="gr8" draw:text-style-name="P2" draw:layer="layout" svg:width="1.905cm" svg:height="3.302cm" svg:x="14.335cm" svg:y="4.048cm">
          <text:p text:style-name="P1"><text:span text:style-name="T1">FIFO</text:span></text:p>
        </draw:rect>
        <draw:g>
          <draw:circle draw:style-name="gr9" draw:text-style-name="P2" draw:layer="layout" svg:width="1.27cm" svg:height="1.27cm" svg:x="6.08cm" svg:y="6.08cm">
            <text:p/>
          </draw:circle>
          <draw:line draw:style-name="gr6" draw:text-style-name="P1" draw:layer="layout" svg:x1="6.207cm" svg:y1="6.334cm" svg:x2="7.223cm" svg:y2="7.096cm">
            <text:p/>
          </draw:line>
          <draw:line draw:style-name="gr6" draw:text-style-name="P1" draw:layer="layout" svg:x1="7.223cm" svg:y1="6.334cm" svg:x2="6.207cm" svg:y2="7.096cm">
            <text:p/>
          </draw:line>
        </draw:g>
        <draw:rect draw:style-name="gr8" draw:text-style-name="P2" draw:layer="layout" svg:width="2.54cm" svg:height="1.27cm" svg:x="11.16cm" svg:y="4.048cm">
          <text:p text:style-name="P1"><text:span text:style-name="T1">CIC2</text:span></text:p>
        </draw:rect>
        <draw:rect draw:style-name="gr8" draw:text-style-name="P2" draw:layer="layout" svg:width="2.54cm" svg:height="1.27cm" svg:x="7.985cm" svg:y="6.08cm">
          <text:p text:style-name="P1"><text:span text:style-name="T1">CIC1</text:span></text:p>
        </draw:rect>
        <draw:rect draw:style-name="gr8" draw:text-style-name="P2" draw:layer="layout" svg:width="2.54cm" svg:height="1.27cm" svg:x="11.16cm" svg:y="6.08cm">
          <text:p text:style-name="P1"><text:span text:style-name="T1">CIC2</text:span></text:p>
        </draw:rect>
        <draw:line draw:style-name="gr6" draw:text-style-name="P1" draw:layer="layout" svg:x1="6.715cm" svg:y1="5.318cm" svg:x2="6.715cm" svg:y2="6.08cm">
          <text:p/>
        </draw:line>
        <draw:line draw:style-name="gr6" draw:text-style-name="P1" draw:layer="layout" svg:x1="6.715cm" svg:y1="5.699cm" svg:x2="5.445cm" svg:y2="5.699cm">
          <text:p/>
        </draw:line>
        <draw:line draw:style-name="gr6" draw:text-style-name="P1" draw:layer="layout" svg:x1="7.35cm" svg:y1="6.715cm" svg:x2="7.985cm" svg:y2="6.715cm">
          <text:p/>
        </draw:line>
        <draw:line draw:style-name="gr6" draw:text-style-name="P1" draw:layer="layout" svg:x1="7.35cm" svg:y1="4.683cm" svg:x2="7.985cm" svg:y2="4.683cm">
          <text:p/>
        </draw:line>
        <draw:line draw:style-name="gr6" draw:text-style-name="P1" draw:layer="layout" svg:x1="10.525cm" svg:y1="4.683cm" svg:x2="11.16cm" svg:y2="4.683cm">
          <text:p/>
        </draw:line>
        <draw:line draw:style-name="gr6" draw:text-style-name="P1" draw:layer="layout" svg:x1="10.525cm" svg:y1="6.715cm" svg:x2="11.16cm" svg:y2="6.715cm">
          <text:p/>
        </draw:line>
        <draw:line draw:style-name="gr6" draw:text-style-name="P1" draw:layer="layout" svg:x1="13.7cm" svg:y1="6.715cm" svg:x2="14.335cm" svg:y2="6.715cm">
          <text:p/>
        </draw:line>
        <draw:line draw:style-name="gr6" draw:text-style-name="P1" draw:layer="layout" svg:x1="13.7cm" svg:y1="4.683cm" svg:x2="14.335cm" svg:y2="4.683cm">
          <text:p/>
        </draw:line>
        <draw:line draw:style-name="gr7" draw:text-style-name="P1" draw:layer="layout" svg:x1="6.08cm" svg:y1="4.683cm" svg:x2="3.794cm" svg:y2="4.683cm">
          <text:p/>
        </draw:line>
        <draw:line draw:style-name="gr7" draw:text-style-name="P1" draw:layer="layout" svg:x1="6.08cm" svg:y1="6.715cm" svg:x2="3.794cm" svg:y2="6.715cm">
          <text:p/>
        </draw:line>
        <draw:frame draw:style-name="gr10" draw:text-style-name="P5" draw:layer="layout" svg:width="2.635cm" svg:height="1.736cm" svg:x="8.112cm" svg:y="7.595cm">
          <draw:text-box>
            <text:p><text:span text:style-name="T4">q</text:span><text:span text:style-name="T5">256</text:span></text:p>
            <text:p><text:span text:style-name="T5">3 stage</text:span></text:p>
          </draw:text-box>
        </draw:frame>
        <draw:frame draw:style-name="gr10" draw:text-style-name="P5" draw:layer="layout" svg:width="2.635cm" svg:height="1.736cm" svg:x="11.438cm" svg:y="7.604cm">
          <draw:text-box>
            <text:p><text:span text:style-name="T4">q</text:span><text:span text:style-name="T5">31</text:span></text:p>
            <text:p><text:span text:style-name="T5">5 stage</text:span></text:p>
          </draw:text-box>
        </draw:frame>
        <draw:g>
          <draw:circle draw:style-name="gr9" draw:text-style-name="P2" draw:layer="layout" svg:width="1.27cm" svg:height="1.27cm" svg:x="6.08cm" svg:y="4.048cm">
            <text:p/>
          </draw:circle>
          <draw:line draw:style-name="gr6" draw:text-style-name="P1" draw:layer="layout" svg:x1="6.207cm" svg:y1="4.302cm" svg:x2="7.223cm" svg:y2="5.064cm">
            <text:p/>
          </draw:line>
          <draw:line draw:style-name="gr6" draw:text-style-name="P1" draw:layer="layout" svg:x1="7.223cm" svg:y1="4.302cm" svg:x2="6.207cm" svg:y2="5.064cm">
            <text:p/>
          </draw:line>
        </draw:g>
        <draw:rect draw:style-name="gr3" draw:text-style-name="P2" draw:layer="layout" svg:width="3.175cm" svg:height="1.27cm" svg:x="7.985cm" svg:y="13.7cm">
          <text:p text:style-name="P1"><text:span text:style-name="T1">CICVAR</text:span></text:p>
        </draw:rect>
        <draw:rect draw:style-name="gr3" draw:text-style-name="P2" draw:layer="layout" svg:width="3.175cm" svg:height="1.27cm" svg:x="7.985cm" svg:y="11.667cm">
          <text:p text:style-name="P1"><text:span text:style-name="T1">CICVAR</text:span></text:p>
        </draw:rect>
        <draw:frame draw:style-name="gr10" draw:text-style-name="P5" draw:layer="layout" svg:width="3.468cm" svg:height="1.736cm" svg:x="7.858cm" svg:y="15.224cm">
          <draw:text-box>
            <text:p><text:span text:style-name="T4">q</text:span><text:span text:style-name="T5">1 to 512</text:span></text:p>
            <text:p><text:span text:style-name="T5">5 stage</text:span></text:p>
          </draw:text-box>
        </draw:frame>
        <draw:line draw:style-name="gr6" draw:text-style-name="P1" draw:layer="layout" svg:x1="3.794cm" svg:y1="12.303cm" svg:x2="3.794cm" svg:y2="14.335cm">
          <text:p/>
        </draw:line>
        <draw:line draw:style-name="gr6" draw:text-style-name="P1" draw:layer="layout" svg:x1="3.794cm" svg:y1="13.319cm" svg:x2="2.905cm" svg:y2="13.319cm">
          <text:p/>
        </draw:line>
        <draw:line draw:style-name="gr6" draw:text-style-name="P1" draw:layer="layout" svg:x1="3.794cm" svg:y1="4.683cm" svg:x2="3.794cm" svg:y2="6.715cm">
          <text:p/>
        </draw:line>
        <draw:line draw:style-name="gr6" draw:text-style-name="P1" draw:layer="layout" svg:x1="3.794cm" svg:y1="5.699cm" svg:x2="2.905cm" svg:y2="5.699cm">
          <text:p/>
        </draw:line>
        <draw:line draw:style-name="gr11" draw:text-style-name="P1" draw:layer="layout" svg:x1="2.905cm" svg:y1="5.699cm" svg:x2="2.905cm" svg:y2="13.319cm">
          <text:p/>
        </draw:line>
        <draw:line draw:style-name="gr12" draw:text-style-name="P1" draw:layer="layout" svg:x1="16.24cm" svg:y1="5.699cm" svg:x2="18.145cm" svg:y2="5.699cm">
          <text:p/>
        </draw:line>
        <draw:line draw:style-name="gr12" draw:text-style-name="P1" draw:layer="layout" svg:x1="14.97cm" svg:y1="13.319cm" svg:x2="18.145cm" svg:y2="13.319cm">
          <text:p/>
        </draw:line>
        <draw:line draw:style-name="gr11" draw:text-style-name="P1" draw:layer="layout" svg:x1="2.905cm" svg:y1="9.128cm" svg:x2="2.27cm" svg:y2="9.128cm">
          <text:p/>
        </draw:line>
        <draw:frame draw:style-name="gr13" draw:text-style-name="P6" draw:layer="layout" svg:width="2.17cm" svg:height="1.191cm" svg:x="18.145cm" svg:y="5.064cm">
          <draw:text-box>
            <text:p><text:span text:style-name="T6">8.25 kHz</text:span></text:p>
            <text:p><text:span text:style-name="T6">24b</text:span></text:p>
          </draw:text-box>
        </draw:frame>
        <draw:frame draw:style-name="gr13" draw:text-style-name="P6" draw:layer="layout" svg:width="1.209cm" svg:height="0.721cm" svg:x="18.399cm" svg:y="12.938cm">
          <draw:text-box>
            <text:p><text:span text:style-name="T6">16b</text:span></text:p>
          </draw:text-box>
        </draw:frame>
        <draw:frame draw:style-name="gr13" draw:text-style-name="P6" draw:layer="layout" svg:width="1.958cm" svg:height="1.661cm" svg:x="1.002cm" svg:y="8.493cm">
          <draw:text-box>
            <text:p><text:span text:style-name="T6">ADC</text:span></text:p>
            <text:p><text:span text:style-name="T6">14b</text:span></text:p>
            <text:p><text:span text:style-name="T6">65 MHz</text:span></text:p>
          </draw:text-box>
        </draw:frame>
        <draw:frame draw:style-name="gr13" draw:text-style-name="P6" draw:layer="layout" svg:width="2.712cm" svg:height="0.721cm" svg:x="3.25cm" svg:y="2.311cm">
          <draw:text-box>
            <text:p><text:span text:style-name="T6">audio ch1-4</text:span></text:p>
          </draw:text-box>
        </draw:frame>
        <draw:frame draw:style-name="gr13" draw:text-style-name="P6" draw:layer="layout" svg:width="3.254cm" svg:height="0.721cm" svg:x="3.25cm" svg:y="9.931cm">
          <draw:text-box>
            <text:p><text:span text:style-name="T6">waterfall ch1-4</text:span></text:p>
          </draw:text-box>
        </draw:frame>
        <draw:frame draw:style-name="gr13" draw:layer="layout" svg:width="2.902cm" svg:height="0.962cm" svg:x="11.941cm" svg:y="15.278cm">
          <draw:text-box>
            <text:p>8k x 16b</text:p>
          </draw:text-box>
        </draw:frame>
        <draw:frame draw:style-name="gr13" draw:layer="layout" svg:width="2.902cm" svg:height="0.962cm" svg:x="13.827cm" svg:y="7.658cm">
          <draw:text-box>
            <text:p>1k x 24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Seamons</meta:initial-creator>
    <meta:creation-date>2015-03-12T13:47:06</meta:creation-date>
    <dc:date>2015-04-24T16:07:52</dc:date>
    <dc:creator>John Seamons</dc:creator>
    <meta:editing-duration>P1DT19H10M23S</meta:editing-duration>
    <meta:editing-cycles>80</meta:editing-cycles>
    <meta:generator>OpenOffice.org/3.4.1$Unix OpenOffice.org_project/341m1$Build-9593</meta:generator>
    <meta:document-statistic meta:object-count="72"/>
  </office:meta>
</office:document-meta>
</file>